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automatic-styles>
    <style:style style:name="PZERO" style:family="paragraph" style:parent-style-name="Normalny">
      <style:paragraph-properties fo:line-height="0.035cm" text:number-lines="true"/>
    </style:style>
    <style:style style:name="P4" style:family="paragraph" style:parent-style-name="Normalny">
      <style:paragraph-properties text:number-lines="true"/>
    </style:style>
    <style:style style:name="P23" style:family="paragraph" style:parent-style-name="Normalny">
      <style:paragraph-properties text:number-lines="true"/>
      <style:text-properties style:language-asian="en" style:country-asian="us" style:letter-kerning="fals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language-asian="en" style:country-asian="us" style:letter-kerning="fals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023cm" table:align="left"/>
    </style:style>
    <style:style style:name="Table1.A" style:family="table-column">
      <style:table-column-properties style:column-width="8.012cm"/>
    </style:style>
    <style:style style:name="Table1.B" style:family="table-column">
      <style:table-column-properties style:column-width="8.012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="0.018cm solid #000000"/>
    </style:style>
    <style:style style:name="Table1.B1" style:family="table-cell">
      <style:table-cell-properties style:vertical-align="top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-left="0.191cm" fo:padding-right="0.191cm" fo:border="0.018cm solid #000000"/>
    </style:style>
    <style:style style:name="Table1.B2" style:family="table-cell">
      <style:table-cell-properties style:vertical-align="top" fo:padding-left="0.191cm" fo:padding-right="0.191cm" fo:border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a"/>
        <text:sequence-decl text:display-outline-level="0" text:name="Rysunek"/>
        <text:sequence-decl text:display-outline-level="0" text:name="Obraz"/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4"><text:span text:style-name="T0">Some document created by</text:span><text:s/><text:span text:style-name="T14">$user.first_name</text:span><text:s/><text:span text:style-name="T14">$user.last_name</text:span></text:p>
        <text:p text:style-name="P23"/>
        <table:table table:name="Tabela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"><text:span text:style-name="T0">Produkt</text:span></text:p>
            </table:table-cell>
            <table:table-cell table:style-name="Table1.B1" office:value-type="string">
              <text:p text:style-name="P4"><text:span text:style-name="T0">Ilość</text:span></text:p>
            </table:table-cell>
          </table:table-row>
          <table:table-row table:style-name="Table1.2">
            <table:table-cell table:style-name="Table1.A2" office:value-type="string">
              <text:p text:style-name="P4"><text:span text:style-name="T0">$storage.name</text:span></text:p>
            </table:table-cell>
            <table:table-cell table:style-name="Table1.B2" office:value-type="string">
              <text:p text:style-name="P4"><text:span text:style-name="T0">$storage.count</text:span></text:p>
            </table:table-cell>
          </table:table-row>
        </table:table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 style:letter-kerning="true"/>
    </style:default-style>
    <style:style style:name="Normalny" style:display-name="Normalny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Nagłówek_20_1" style:display-name="Nagłówek 1" style:family="paragraph" style:next-style-name="Normalny_2a_" style:default-outline-level="1">
      <style:paragraph-properties fo:margin-left="0.000cm" fo:margin-right="0.000cm" fo:text-indent="0.000cm" style:auto-text-indent="false" textmaker:pgf-auto-space-before="false" fo:margin-top="0.423cm" textmaker:pgf-auto-space-after="false" fo:margin-bottom="0.106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always" fo:keep-together="always" fo:widows="2" fo:orphans="2" fo:break-before="auto" fo:hyphenation-ladder-count="no-limit" text:number-lines="false"/>
      <style:text-properties fo:hyphenate="true" fo:hyphenation-remain-char-count="2" fo:hyphenation-push-char-count="2" style:font-name="Basic Sans" fo:font-size="18pt" fo:font-weight="bold" fo:font-style="normal" fo:language="pl" fo:country="pl" style:font-name-asian="Basic Sans" style:font-size-asian="18pt" style:font-weight-asian="bold" style:font-style-asian="normal" style:language-asian="none" style:country-asian="none" style:font-name-complex="Basic Sans" style:font-size-complex="18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Nagłówek_20_2" style:display-name="Nagłówek 2" style:family="paragraph" style:parent-style-name="Nagłówek_20_1" style:next-style-name="Normalny_2a_" style:default-outline-level="2">
      <style:paragraph-properties text:number-lines="true"/>
      <style:text-properties fo:font-size="16pt" style:font-size-asian="16pt" style:font-size-complex="16pt"/>
    </style:style>
    <style:style style:name="Nagłówek_20_3" style:display-name="Nagłówek 3" style:family="paragraph" style:parent-style-name="Nagłówek_20_2" style:next-style-name="Normalny_2a_" style:default-outline-level="3">
      <style:paragraph-properties text:number-lines="true"/>
      <style:text-properties fo:font-size="14pt" style:font-size-asian="14pt" style:font-size-complex="14pt"/>
    </style:style>
    <style:style style:name="Normalny_2a_" style:display-name="Normalny*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353cm" fo:line-height="115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Calibri" fo:font-size="11pt" fo:font-weight="normal" fo:font-style="normal" fo:language="pl" fo:country="pl" style:font-name-asian="Calibri" style:font-size-asian="11pt" style:font-weight-asian="normal" style:font-style-asian="normal" style:language-asian="en" style:country-asian="us" style:font-name-complex="Times New Roman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Звичайний" style:display-name="Звичайний" style:family="paragraph" style:parent-style-name="Normalny_2a_">
      <style:paragraph-properties fo:margin-bottom="0.000cm" fo:line-height="100%" fo:background-color="transparent" fo:padding-left="0.000cm" fo:padding-right="0.000cm" fo:padding-top="0.000cm" fo:padding-bottom="0.000cm" fo:border-left="none" fo:border-right="none" fo:border-top="none" fo:border-bottom="none" fo:hyphenation-ladder-count="no-limit" text:number-lines="true"/>
      <style:text-properties fo:hyphenate="true" fo:hyphenation-remain-char-count="2" fo:hyphenation-push-char-count="2" fo:font-size="10pt" style:font-size-asian="10pt" style:language-asian="pl" style:country-asian="pl" style:font-size-complex="10pt" style:letter-kerning="false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Normalny" style:display-name="Normalny" style:family="text"/>
    <style:style style:name="Звичайний" style:display-name="Звичайний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20cm" fo:page-height="29.729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12-01T19:24:31</dc:date>
    <meta:print-date>1970-01-01T01:00:00</meta:print-date>
  </office:meta>
</office:document-meta>
</file>